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600000082AF3D3DFC.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201000000F30000006D0DAAC90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201000001790000006E61C67F33.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01E00000018E9E0B9EB.png"/>
  <manifest:file-entry manifest:media-type="image/png" manifest:full-path="Pictures/100002010000013F0000005B66F78D07.png"/>
  <manifest:file-entry manifest:media-type="image/png" manifest:full-path="Pictures/10000000000002060000007D31C6CDB1.png"/>
  <manifest:file-entry manifest:media-type="image/png" manifest:full-path="Pictures/10000201000001BD00000058EC0AB64A.png"/>
  <manifest:file-entry manifest:media-type="image/png" manifest:full-path="Pictures/100000000000004F00000014166FF235.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201000000C70000012F06AC9B1D.png"/>
  <manifest:file-entry manifest:media-type="image/png" manifest:full-path="Pictures/100002010000031100000209C5E0A268.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840000011A19B86461.png"/>
  <manifest:file-entry manifest:media-type="image/png" manifest:full-path="Pictures/1000020100000184000001045AEFA345.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2010000010800000040FBF937EE.png"/>
  <manifest:file-entry manifest:media-type="image/png" manifest:full-path="Pictures/10000000000002CF0000017A1D44C6AD.png"/>
  <manifest:file-entry manifest:media-type="image/png" manifest:full-path="Pictures/10000000000002EA000001E872726D8A.png"/>
  <manifest:file-entry manifest:media-type="image/png" manifest:full-path="Pictures/1000020100000296000001BB297A4573.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fo:margin-left="0in" fo:margin-right="0in" fo:margin-top="0.0826in" fo:margin-bottom="0.1611in" table:align="margins" style:may-break-between-rows="false"/>
    </style:style>
    <style:style style:name="Table66.A" style:family="table-column">
      <style:table-column-properties style:rel-column-width="10662*"/>
    </style:style>
    <style:style style:name="Table66.B" style:family="table-column">
      <style:table-column-properties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fo:margin-left="0in" fo:margin-right="0in" fo:margin-top="0.0826in" fo:margin-bottom="0.1611in" table:align="margins" style:may-break-between-rows="false"/>
    </style:style>
    <style:style style:name="Table67.A" style:family="table-column">
      <style:table-column-properties style:rel-column-width="10662*"/>
    </style:style>
    <style:style style:name="Table67.B" style:family="table-column">
      <style:table-column-properties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fo:margin-left="0in" fo:margin-right="0in" fo:margin-top="0in" fo:margin-bottom="0.1576in" table:align="margins"/>
    </style:style>
    <style:style style:name="Table68.A" style:family="table-column">
      <style:table-column-properties style:rel-column-width="19467*"/>
    </style:style>
    <style:style style:name="Table68.B" style:family="table-column">
      <style:table-column-properties style:rel-column-width="13939*"/>
    </style:style>
    <style:style style:name="Table68.C" style:family="table-column">
      <style:table-column-properties style:rel-column-width="18318*"/>
    </style:style>
    <style:style style:name="Table68.D" style:family="table-column">
      <style:table-column-properties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fo:margin-left="0in" fo:margin-right="0in" fo:margin-top="0.0833in" fo:margin-bottom="0.0833in" table:align="margins" style:may-break-between-rows="false"/>
    </style:style>
    <style:style style:name="Table69.A" style:family="table-column">
      <style:table-column-properties style:rel-column-width="10662*"/>
    </style:style>
    <style:style style:name="Table69.B" style:family="table-column">
      <style:table-column-properties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fo:margin-left="0in" fo:margin-right="0in" fo:margin-top="0.0833in" fo:margin-bottom="0.0833in" table:align="margins" style:may-break-between-rows="false"/>
    </style:style>
    <style:style style:name="Table238.A" style:family="table-column">
      <style:table-column-properties style:rel-column-width="10662*"/>
    </style:style>
    <style:style style:name="Table238.B" style:family="table-column">
      <style:table-column-properties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fo:margin-left="0in" fo:margin-right="0in" fo:margin-top="0.0826in" fo:margin-bottom="0.1417in" table:align="margins" style:may-break-between-rows="false"/>
    </style:style>
    <style:style style:name="Table239.A" style:family="table-column">
      <style:table-column-properties style:rel-column-width="10662*"/>
    </style:style>
    <style:style style:name="Table239.B" style:family="table-column">
      <style:table-column-properties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fo:margin-left="0in" fo:margin-right="0in" fo:margin-top="0.0826in" fo:margin-bottom="0.1611in" table:align="margins" style:may-break-between-rows="false"/>
    </style:style>
    <style:style style:name="Table240.A" style:family="table-column">
      <style:table-column-properties style:rel-column-width="10662*"/>
    </style:style>
    <style:style style:name="Table240.B" style:family="table-column">
      <style:table-column-properties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text-properties fo:language="en" fo:country="US"/>
    </style:style>
    <style:style style:name="P2" style:family="paragraph" style:parent-style-name="OOoTextBody">
      <style:paragraph-properties fo:orphans="0" fo:widows="0"/>
    </style:style>
    <style:style style:name="P3" style:family="paragraph" style:parent-style-name="OOoTextBody">
      <style:paragraph-properties>
        <style:tab-stops>
          <style:tab-stop style:position="4.3335in"/>
        </style:tab-stops>
      </style:paragraph-properties>
    </style:style>
    <style:style style:name="P4" style:family="paragraph" style:parent-style-name="OOoTextBody">
      <style:paragraph-properties fo:text-align="start" style:justify-single-word="false"/>
    </style:style>
    <style:style style:name="P5" style:family="paragraph" style:parent-style-name="OOoTextBody">
      <style:paragraph-properties fo:text-align="center" style:justify-single-word="false" fo:keep-together="always"/>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_5f_ListIntro" style:master-page-name="">
      <style:paragraph-properties fo:orphans="2" fo:widows="2" style:page-number="auto" fo:keep-with-next="auto"/>
    </style:style>
    <style:style style:name="P10" style:family="paragraph" style:parent-style-name="OOoTextBody_5f_ListIntro" style:master-page-name="">
      <style:paragraph-properties fo:keep-together="always" fo:orphans="0" fo:widows="0" style:page-number="auto" fo:keep-with-next="auto"/>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style:page-number="auto" fo:keep-with-next="always">
        <style:tab-stops/>
      </style:paragraph-properties>
    </style:style>
    <style:style style:name="P14" style:family="paragraph" style:parent-style-name="OOoDefinitionTerm" style:master-page-name="">
      <style:paragraph-properties style:page-number="auto"/>
    </style:style>
    <style:style style:name="P15" style:family="paragraph" style:parent-style-name="OOoTextBody">
      <style:paragraph-properties loext:contextual-spacing="false" fo:margin-top="0in" fo:margin-bottom="0.1in">
        <style:tab-stops/>
      </style:paragraph-properties>
    </style:style>
    <style:style style:name="P16" style:family="paragraph" style:parent-style-name="OOoFigure">
      <style:paragraph-properties fo:text-align="center" style:justify-single-word="false"/>
    </style:style>
    <style:style style:name="P17" style:family="paragraph" style:parent-style-name="Standard">
      <style:paragraph-properties fo:text-align="center" style:justify-single-word="false"/>
    </style:style>
    <style:style style:name="P18" style:family="paragraph" style:parent-style-name="Figure">
      <style:paragraph-properties fo:text-align="center" style:justify-single-word="false"/>
    </style:style>
    <style:style style:name="P19" style:family="paragraph" style:parent-style-name="Figure">
      <style:paragraph-properties loext:contextual-spacing="false" fo:margin-top="0in" fo:margin-bottom="0.0398in" fo:text-align="start" style:justify-single-word="false"/>
    </style:style>
    <style:style style:name="P20" style:family="paragraph" style:parent-style-name="OOoDefinition">
      <style:paragraph-properties loext:contextual-spacing="false" fo:margin-top="0in" fo:margin-bottom="0in"/>
    </style:style>
    <style:style style:name="P21" style:family="paragraph" style:parent-style-name="OOoDefinition" style:master-page-name="">
      <style:paragraph-properties loext:contextual-spacing="false" fo:margin-top="0in" fo:margin-bottom="0in" style:page-number="auto"/>
    </style:style>
    <style:style style:name="P22" style:family="paragraph" style:parent-style-name="Table_20_Contents">
      <style:text-properties fo:font-size="14pt"/>
    </style:style>
    <style:style style:name="P23" style:family="paragraph" style:parent-style-name="OOoFigure">
      <style:paragraph-properties loext:contextual-spacing="false" fo:margin-top="0.0827in" fo:margin-bottom="0.2008in"/>
    </style:style>
    <style:style style:name="P24" style:family="paragraph" style:parent-style-name="OOoFigure" style:master-page-name="">
      <style:paragraph-properties loext:contextual-spacing="false" fo:margin-top="0.0827in" fo:margin-bottom="0.0827in" fo:text-align="center" style:justify-single-word="false" style:page-number="auto"/>
    </style:style>
    <style:style style:name="P25" style:family="paragraph" style:parent-style-name="OOoFigure">
      <style:paragraph-properties loext:contextual-spacing="false" fo:margin-top="0.0827in" fo:margin-bottom="0.0827in" fo:text-align="center" style:justify-single-word="false"/>
    </style:style>
    <style:style style:name="P26" style:family="paragraph" style:parent-style-name="OOoFigure">
      <style:paragraph-properties loext:contextual-spacing="false" fo:margin-top="0in" fo:margin-bottom="0.0827in"/>
    </style:style>
    <style:style style:name="P27" style:family="paragraph" style:parent-style-name="OOoFigure">
      <style:paragraph-properties loext:contextual-spacing="false" fo:margin-top="0.0429in" fo:margin-bottom="0.0429in"/>
    </style:style>
    <style:style style:name="P28" style:family="paragraph" style:parent-style-name="OOoDefinitionTerm" style:master-page-name="">
      <style:paragraph-properties loext:contextual-spacing="false" fo:margin-top="0.0827in" fo:margin-bottom="0.0398in" style:page-number="auto"/>
    </style:style>
    <style:style style:name="P29" style:family="paragraph" style:parent-style-name="OOoDefinitionTerm">
      <style:paragraph-properties loext:contextual-spacing="false" fo:margin-top="0.0827in" fo:margin-bottom="0.0398in"/>
    </style:style>
    <style:style style:name="P30" style:family="paragraph" style:parent-style-name="OOoFigureCaption">
      <style:paragraph-properties fo:text-align="center" style:justify-single-word="false"/>
    </style:style>
    <style:style style:name="P31" style:family="paragraph" style:parent-style-name="OOoTableText">
      <style:paragraph-properties fo:margin-left="0.0827in" fo:margin-right="0in" fo:text-indent="0in" style:auto-text-indent="false"/>
    </style:style>
    <style:style style:name="P32" style:family="paragraph" style:parent-style-name="OOoTextBody">
      <style:paragraph-properties loext:contextual-spacing="false" fo:margin-top="0in" fo:margin-bottom="0.0429in"/>
    </style:style>
    <style:style style:name="P33" style:family="paragraph" style:parent-style-name="OOoTextBody">
      <style:paragraph-properties loext:contextual-spacing="false" fo:margin-top="0.0783in" fo:margin-bottom="0.0827in"/>
    </style:style>
    <style:style style:name="P34" style:family="paragraph" style:parent-style-name="OOoDefinition">
      <style:text-properties fo:language="en" fo:country="US"/>
    </style:style>
    <style:style style:name="P35" style:family="paragraph" style:parent-style-name="OOoHeading_20_2">
      <style:text-properties fo:language="en" fo:country="US"/>
    </style:style>
    <style:style style:name="P36" style:family="paragraph" style:parent-style-name="OOoHeading_20_2" style:master-page-name="">
      <style:paragraph-properties style:page-number="auto"/>
    </style:style>
    <style:style style:name="P37" style:family="paragraph" style:parent-style-name="OOoHeading_20_2" style:master-page-name="">
      <style:paragraph-properties style:page-number="auto" fo:keep-with-next="auto"/>
    </style:style>
    <style:style style:name="P38" style:family="paragraph" style:parent-style-name="OOoHeading_20_2">
      <style:paragraph-properties fo:keep-with-next="always"/>
    </style:style>
    <style:style style:name="P39" style:family="paragraph" style:parent-style-name="OOoNum_20_123_20_Cont." style:list-style-name="OOoNum_20_123"/>
    <style:style style:name="P40" style:family="paragraph" style:parent-style-name="OOoNum_20_123_20_End" style:list-style-name="OOoNum_20_123"/>
    <style:style style:name="P41" style:family="paragraph" style:parent-style-name="OOoNum_20_123_20_Start" style:list-style-name="OOoNum_20_123"/>
    <style:style style:name="P42" style:family="paragraph" style:parent-style-name="OOoNum_20_123_20_Start" style:master-page-name="">
      <style:paragraph-properties style:page-number="auto" fo:keep-with-next="always"/>
    </style:style>
    <style:style style:name="P43" style:family="paragraph" style:parent-style-name="OOoHeading_20_3">
      <style:paragraph-properties fo:margin-left="0in" fo:margin-right="0in" fo:text-indent="0in" style:auto-text-indent="false"/>
    </style:style>
    <style:style style:name="P44" style:family="paragraph" style:parent-style-name="OOoList_20_1_20_End" style:list-style-name="OOoBullets_20_1"/>
    <style:style style:name="P45" style:family="paragraph" style:parent-style-name="OOoList_20_1_20_End">
      <style:text-properties fo:language="en" fo:country="US"/>
    </style:style>
    <style:style style:name="P46"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47" style:family="paragraph" style:parent-style-name="OOoList_20_1_20_Start">
      <style:text-properties fo:language="en" fo:country="US"/>
    </style:style>
    <style:style style:name="P48" style:family="paragraph" style:parent-style-name="OOoList_20_1_20_Start" style:master-page-name="">
      <style:paragraph-properties style:page-number="auto" fo:keep-with-next="always"/>
    </style:style>
    <style:style style:name="P49" style:family="paragraph" style:parent-style-name="OOoList_20_1_20_Cont." style:list-style-name="OOoBullets_20_1"/>
    <style:style style:name="P50" style:family="paragraph" style:parent-style-name="OOoList_20_1_20_Cont.">
      <style:text-properties fo:language="en" fo:country="US"/>
    </style:style>
    <style:style style:name="P51" style:family="paragraph" style:parent-style-name="OOoHeading_20_1">
      <style:text-properties fo:language="en" fo:country="US"/>
    </style:style>
    <style:style style:name="P52" style:family="paragraph" style:parent-style-name="OOoHeading_20_1" style:master-page-name="">
      <style:paragraph-properties style:page-number="auto" fo:keep-with-next="always"/>
    </style:style>
    <style:style style:name="P53" style:family="paragraph" style:parent-style-name="OOoFooter">
      <style:paragraph-properties fo:text-align="end" style:justify-single-word="false"/>
    </style:style>
    <style:style style:name="P54" style:family="paragraph" style:parent-style-name="OOoFooter">
      <style:paragraph-properties>
        <style:tab-stops>
          <style:tab-stop style:position="5.0898in" style:type="center"/>
          <style:tab-stop style:position="10.1181in" style:type="right"/>
        </style:tab-stops>
      </style:paragraph-properties>
    </style:style>
    <style:style style:name="P55" style:family="paragraph" style:parent-style-name="OOoFooter">
      <style:paragraph-properties fo:text-align="end" style:justify-single-word="false"/>
      <style:text-properties fo:font-size="11pt" style:font-size-asian="11pt" style:font-size-complex="11pt"/>
    </style:style>
    <style:style style:name="P56" style:family="paragraph" style:parent-style-name="OOoHeading_20_0" style:master-page-name="OOoPageStyle">
      <style:paragraph-properties style:page-number="auto"/>
    </style:style>
    <style:style style:name="T1" style:family="text">
      <style:text-properties fo:language="en" fo:country="US"/>
    </style:style>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fo:language="en" fo:country="US"/>
    </style:style>
    <style:style style:name="T7" style:family="text">
      <style:text-properties style:font-name="Times New Roman1" fo:font-size="12pt"/>
    </style:style>
    <style:style style:name="T8" style:family="text">
      <style:text-properties style:font-name="Times New Roman1" fo:font-size="12pt" style:letter-kerning="true"/>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weight-asian="normal" style:font-weight-complex="normal"/>
    </style:style>
    <style:style style:name="T21" style:family="text"/>
    <style:style style:name="fr1"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2"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Chapter <text:span text:style-name="OOoChapterNumber">4 <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270079876" text:key1="features"/>Calc<text:alphabetical-index-mark-end text:id="IMark270079876"/><text:alphabetical-index-mark text:string-value="features" text:key1="Calc"/> include:</text:p>
      <text:list xml:id="list3980874402277868427"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52" text:outline-level="2"><text:soft-page-break/>Parts of the Main Calc Window</text:h>
      <text:p text:style-name="P11">When Calc is started, the main window looks similar to <text:sequence-ref text:reference-format="category-and-value" text:ref-name="refFigure0">Figure 1</text:sequence-ref>.</text:p>
      <text:h text:style-name="P36"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36"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igure_AOO41GS05_1" text:anchor-type="as-char" svg:y="-1.1728in" svg:width="6.6457in" draw:z-index="0"><draw:text-box fo:min-height="3.9335in"><text:p text:style-name="OOoFigureCaption"><draw:frame draw:style-name="fr20" draw:name="AOO41GS05_001" text:anchor-type="paragraph" svg:width="6.6398in" svg:height="3.8083in" draw:z-index="3"><draw:image xlink:href="Pictures/10000000000002CF0000017A1D44C6AD.png" xlink:type="simple" xlink:show="embed" xlink:actuate="onLoad"/></draw:frame><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38" text:outline-level="3">Toolbars</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6">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pan text:style-name="T2">area. (The Apply Style list may not be visible by default.) Click the down-arrow to the right of each box to open the list.</text:span></text:p>
      <text:p text:style-name="P16"><text:soft-page-break/><draw:frame draw:style-name="fr2" draw:name="Figure_AOO41GS05_2" text:anchor-type="as-char" svg:width="5.1717in" draw:z-index="4"><draw:text-box fo:min-height="1.4228in"><text:p text:style-name="OOoFigureCaption"><draw:frame draw:style-name="fr21" draw:name="AOO41GS05_002" text:anchor-type="as-char" svg:width="5.1717in" svg:height="1.2256in" draw:z-index="5"><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2"> </text:span><text:alphabetical-index-mark text:string-value="formula bar, Calc"/><text:alphabetical-index-mark text:string-value="formula bar" text:key1="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15">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start text:id="IMark270133204" text:key1="Calc"/><text:alphabetical-index-mark text:string-value="Function Wizard, Calc"/><text:span text:style-name="OOoMenuPath"><text:span text:style-name="T2">Function Wizard</text:span></text:span><text:alphabetical-index-mark-end text:id="IMark270133204"/><text:span text:style-name="T2"> button opens a dialog from which you can search through a list of available functions This can be very useful because it also shows how the functions are formatted.</text:span></text:p>
      <text:p text:style-name="OOoFigure"><draw:frame draw:style-name="fr3" draw:name="Figure_AOO41GS05_3" text:anchor-type="as-char" svg:width="4.8398in" draw:z-index="6"><draw:text-box fo:min-height="1.4244in"><text:p text:style-name="OOoFigureCaption"><draw:frame draw:style-name="fr21" draw:name="AOO41GS05_003" text:anchor-type="as-char" svg:width="4.8398in" svg:height="1.189in" draw:z-index="7"><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2" draw:name="AOO41GS05_004_CancelAcceptButtons" text:anchor-type="as-char" svg:y="-0.1339in" svg:width="0.5465in" svg:height="0.2362in" draw:z-index="8"><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7">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3"><text:soft-page-break/>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Sheet Tabs</text:h>
      <text:p text:style-name="OOoTextBody">At the bottom of the grid of cells is the <text:alphabetical-index-mark-start text:id="IMark270286160" text:key1="Calc"/><text:alphabetical-index-mark text:string-value="sheet tabs, Calc"/>sheet tabs<text:alphabetical-index-mark-end text:id="IMark270286160"/>.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trl</text:span><text:span text:style-name="OOoDefault"> key while you click the names.</text:span></text:p>
      <text:p text:style-name="OOoFigure"><text:span text:style-name="OOoDefault"><draw:frame draw:style-name="fr4" draw:name="Figure_AOO41GS05_4" text:anchor-type="as-char" svg:width="6.0244in" draw:z-index="9"><draw:text-box fo:min-height="3.652in"><text:p text:style-name="OOoFigureCaption"><draw:frame draw:style-name="fr23" draw:name="AOO41GS05_005" text:anchor-type="as-char" svg:width="6.0244in" svg:height="3.4335in" draw:z-index="10"><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start text:id="IMark270278796" text:key1="Calc"/><text:alphabetical-index-mark text:string-value="Calc" text:key1="status bar"/>status bar<text:alphabetical-index-mark-end text:id="IMark270278796"/>,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igure_AOO41GS05_5" text:anchor-type="as-char" svg:width="4.3465in" draw:z-index="11"><draw:text-box fo:min-height="1.122in"><text:p text:style-name="OOoFigureCaption"><draw:frame draw:style-name="fr24" draw:name="AOO41GS05_006" text:anchor-type="as-char" svg:y="-0.752in" svg:width="4.348in" svg:height="0.8583in" draw:z-index="12"><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igure_AOO41GS05_6" text:anchor-type="as-char" svg:width="5.2799in" draw:z-index="13"><draw:text-box fo:min-height="1.1063in"><text:p text:style-name="OOoFigureCaption"><draw:frame draw:style-name="fr24" draw:name="AOO41GS05_007" text:anchor-type="as-char" svg:y="0in" svg:width="5.2811in" svg:height="0.8472in" draw:z-index="14"><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10">Chapter 1 (Introducing Apache OpenOffice) includes instructions on starting new Calc documents, opening existing documents, and saving documents.</text:p>
      <text:p text:style-name="P9">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270315472" text:key1="CSV file"/>open<text:alphabetical-index-mark-end text:id="IMark270315472"/> a CSV file in Calc:</text:p>
      <text:list xml:id="list4951022670571121500"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9">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5555905" text:continue-numbering="true" text:style-name="OOoNum_20_123">
        <text:list-item>
          <text:p text:style-name="P40">Click <text:span text:style-name="OOoMenuPath">OK</text:span> to open the file.</text:p>
        </text:list-item>
      </text:list>
      <text:p text:style-name="OOoFigure"><text:soft-page-break/><draw:frame draw:style-name="fr6" draw:name="Figure_AOO41GS05_7" text:anchor-type="as-char" svg:y="-5.0291in" svg:width="6.5681in" draw:z-index="15"><draw:text-box fo:min-height="5.4028in"><text:p text:style-name="Figure"><draw:frame draw:style-name="fr25" draw:name="AOO41GS05_008" text:anchor-type="as-char" svg:width="6.4827in" svg:height="4.9902in" draw:z-index="16"><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omma separated values (CSV)"/><text:alphabetical-index-mark text:string-value="CSV files"/>To <text:alphabetical-index-mark-start text:id="IMark270328744" text:key1="CSV file"/>save<text:alphabetical-index-mark-end text:id="IMark270328744"/> a spreadsheet as a comma separated value (CSV) file:</text:p>
      <text:list xml:id="list35549216" text:continue-list="list35555905" text:style-name="OOoNum_20_123">
        <text:list-item text:start-value="1">
          <text:p text:style-name="P42">Choose <text:span text:style-name="OOoMenuPath">File &gt; Save As</text:span>.</text:p>
        </text:list-item>
        <text:list-item>
          <text:p text:style-name="OOoNum_20_123_20_Cont.">In the <text:span text:style-name="T12">File name </text:span>box, type a name for the file.</text:p>
        </text:list-item>
        <text:list-item>
          <text:p text:style-name="P39">In the <text:span text:style-name="T12">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3"><draw:frame draw:style-name="fr26" draw:name="AOO41GS05_009" text:anchor-type="as-char" svg:width="5.4181in" svg:height="2.1811in" draw:z-index="17"><draw:image xlink:href="Pictures/10000000000001B3000000CB36C045EB.png" xlink:type="simple" xlink:show="embed" xlink:actuate="onLoad"/></draw:frame></text:p>
      <text:list xml:id="list35576005" text:continue-numbering="true" text:style-name="OOoNum_20_123">
        <text:list-item>
          <text:p text:style-name="OOoNum_20_123_20_End"><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igure_AOO41GS05_8" text:anchor-type="as-char" svg:width="5.6465in" draw:z-index="18"><draw:text-box fo:min-height="2.7173in"><text:p text:style-name="Figure"><draw:frame draw:style-name="fr21" draw:name="AOO41GS05_010" text:anchor-type="as-char" svg:width="5.6465in" svg:height="2.5in" draw:z-index="19"><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272465424" text:key1="spreadsheets"/>navigate<text:alphabetical-index-mark-end text:id="IMark272465424"/>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272465568" text:key1="spreadsheets"/><text:span text:style-name="T2">cell reference</text:span><text:alphabetical-index-mark-end text:id="IMark272465568"/><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2">Enter</text:span>.</text:p>
      <text:p text:style-name="OOoDefinitionTerm">Using the Navigator</text:p>
      <text:p text:style-name="OOoDefinition">To open the <text:alphabetical-index-mark-start text:id="IMark272465856" text:key1="Calc"/>Navigator<text:alphabetical-index-mark-end text:id="IMark272465856"/><text:alphabetical-index-mark text:string-value="Calc" text:key1="Navigator"/>, click its icon <draw:frame draw:style-name="fr27" draw:name="AOO41GS05_011_NavigatorIcon" text:anchor-type="as-char" svg:width="0.2756in" svg:height="0.2756in" draw:z-index="20"><draw:image xlink:href="Pictures/10000000000000180000001A9B86BBFF.png" xlink:type="simple" xlink:show="embed" xlink:actuate="onLoad"/></draw:frame> on the <text:span text:style-name="T2">Standard</text:span> toolbar, or go to the Navigator deck of the Sidebar, or press <text:span text:style-name="OOoKeystroke">F5</text:span>, or choose <text:span text:style-name="OOoMenuPath">View &gt; Navigator</text:span><text:span text:style-name="T14"> on the Menu bar, or double-click on the Sheet Sequence Number </text:span><text:span text:style-name="T14"><draw:frame draw:style-name="fr28" draw:name="AOO41GS05_012_SheetsNumbers" text:anchor-type="as-char" svg:y="-0.1646in" svg:width="0.8228in" svg:height="0.2083in" draw:z-index="21"><draw:image xlink:href="Pictures/100000000000004F00000014166FF235.png" xlink:type="simple" xlink:show="embed" xlink:actuate="onLoad"/></draw:frame></text:span><text:span text:style-name="T14"> in the Status Bar</text:span>.<text:span text:style-name="T7">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tr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text:soft-page-break/><draw:frame draw:style-name="fr5" draw:name="Figure_AOO41GS05_9" text:anchor-type="as-char" svg:width="2.8835in" draw:z-index="22"><draw:text-box fo:min-height="3.6783in"><text:p text:style-name="Figure"><draw:frame draw:style-name="fr25" draw:name="AOO41GS05_013" text:anchor-type="as-char" svg:width="2.8835in" svg:height="3.3882in" draw:z-index="23"><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AOO41GS05_014_ContentsIcon" text:anchor-type="as-char" svg:width="0.2756in" svg:height="0.2402in" draw:z-index="24"><draw:image xlink:href="Pictures/100000000000001B0000001AF04C4F65.png" xlink:type="simple" xlink:show="embed" xlink:actuate="onLoad"/></draw:frame>. Click this icon again to show the list.</text:p>
      <text:h text:style-name="P37" text:outline-level="3">Moving from <text:alphabetical-index-mark text:string-value="cell to cell, in Calc" text:key1="navigation"/>Cell to Cell</text:h>
      <text:p text:style-name="P11">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5547147" text:continue-list="list3980874402277868427" text:style-name="OOoBullets_20_1">
        <text:list-item>
          <text:p text:style-name="P48">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igure_AOO41GS05_10" text:anchor-type="as-char" svg:width="5.2319in" draw:z-index="25"><draw:text-box fo:min-height="2.8783in"><text:p text:style-name="P19"><draw:frame draw:style-name="fr21" draw:name="AOO41GS05_015" text:anchor-type="as-char" svg:width="5.2319in" svg:height="2.6634in" draw:z-index="26"><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5576061" text:continue-list="list35547147"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2">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igure_AOO41GS05_11" text:anchor-type="as-char" svg:width="5.3957in" draw:z-index="27"><draw:text-box fo:min-height="1.5146in"><text:p text:style-name="OOoFigureCaption"><draw:frame draw:style-name="fr21" draw:name="AOO41GS05_016" text:anchor-type="as-char" svg:width="5.3957in" svg:height="1.302in" draw:z-index="28"><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16"><draw:frame draw:style-name="fr9" draw:name="Figure_AOO41GS05_12" text:anchor-type="as-char" svg:width="3.7016in" draw:z-index="29"><draw:text-box fo:min-height="2.6764in"><text:p text:style-name="OOoFigureCaption"><draw:frame draw:style-name="fr20" draw:name="AOO41GS05_017" text:anchor-type="paragraph" svg:width="3.6953in" svg:height="2.4756in" draw:z-index="30"><draw:image xlink:href="Pictures/1000020100000184000001045AEFA345.png" xlink:type="simple" xlink:show="embed" xlink:actuate="onLoad"/></draw:frame>Figure <text:sequence text:ref-name="refFigure11" text:name="Figure" text:formula="ooow:Figure+1" style:num-format="1">12</text:sequence>. Sheet tab arrows</text:p></draw:text-box></draw:frame></text:p>
      <text:p text:style-name="P4">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270365852" text:key1="selection, in Calc"/>Cells<text:bookmark-end text:name="__RefHeading__7397_801999168"/><text:alphabetical-index-mark-end text:id="IMark270365852"/></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text:soft-page-break/>Range of contiguous cells</text:p>
      <text:p text:style-name="OOoTextBody">A range of cells can be selected using the keyboard or the mouse.</text:p>
      <text:p text:style-name="OOoTextBody_5f_ListIntro">To select a range of cells by dragging the mouse:</text:p>
      <text:list xml:id="list35552702" text:continue-list="list35576005"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5549242" text:continue-list="list35552702"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5545457" text:continue-list="list35549242"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5566724" text:continue-list="list35545457" text:style-name="OOoNum_20_123">
        <text:list-item text:start-value="1">
          <text:p text:style-name="P41"><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28">Range of noncontiguous cells</text:p>
      <text:list xml:id="list35554584" text:continue-list="list35566724"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2">Entire <text:alphabetical-index-mark-start text:id="IMark270385388" text:key1="selection, in Calc"/>columns<text:alphabetical-index-mark-end text:id="IMark270385388"/> and <text:alphabetical-index-mark-start text:id="IMark270385436" text:key1="selection, in Calc"/>rows<text:alphabetical-index-mark-end text:id="IMark270385436"/>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5568689" text:continue-list="list35554584"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text:span></text:span>key<text:span text:style-name="OOoKeystroke"><text:span text:style-name="T10">.</text:span></text:span></text:p>
        </text:list-item>
        <text:list-item>
          <text:p text:style-name="OOoNum_20_123_20_End"><text:span text:style-name="OOoDefault">Click the last column or row in the group.</text:span></text:p>
        </text:list-item>
      </text:list>
      <text:p text:style-name="OOoTextBody_5f_ListIntro"><text:soft-page-break/><text:span text:style-name="OOoDefault">To select multiple columns or rows that are not contiguous:</text:span></text:p>
      <text:list xml:id="list35572208" text:continue-list="list35568689"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0">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16"><draw:frame draw:style-name="fr2" draw:name="Figure_AOO41GS05_13" text:anchor-type="as-char" svg:width="2.4984in" draw:z-index="31"><draw:text-box fo:min-height="1.1453in"><text:p text:style-name="OOoFigureCaption"><draw:frame draw:style-name="fr21" draw:name="AOO41GS05_018" text:anchor-type="as-char" svg:width="2.4984in" svg:height="0.8992in" draw:z-index="32"><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270386396" text:key1="selection, in Calc"/>Sheets<text:alphabetical-index-mark-end text:id="IMark270386396"/></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5569481" text:continue-list="list35572208"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5560584" text:continue-list="list35569481"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ext:soft-page-break/>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5570249" text:continue-list="list35560584"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p>
        </text:list-item>
      </text:list>
      <text:p text:style-name="OOoTextBody_5f_ListIntro">Using the mouse:</text:p>
      <text:list xml:id="list35551489" text:continue-list="list35570249"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4">.</text:span></text:span></text:p>
        </text:list-item>
      </text:list>
      <text:p text:style-name="OOoDefinitionTerm">Multiple columns or rows</text:p>
      <text:p text:style-name="OOoTextBody_5f_ListIntro">Multiple columns or rows can be inserted at once rather than inserting them one at a time.</text:p>
      <text:list xml:id="list35552161" text:continue-list="list35551489"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2">Columns and rows can be deleted individually or in groups.</text:p>
      <text:p text:style-name="OOoDefinitionTerm">Single column or row</text:p>
      <text:p text:style-name="OOoTextBody_5f_ListIntro">A single column or row can only be deleted by using the mouse:</text:p>
      <text:list xml:id="list35545945" text:continue-list="list35552161"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5549593" text:continue-list="list35545945"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2">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35551755" text:continue-list="list35576061"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16"><draw:frame draw:style-name="fr10" draw:name="Figure_AOO41GS05_14" text:anchor-type="as-char" svg:width="3.5937in" draw:z-index="33"><draw:text-box fo:min-height="1.2492in"><text:p text:style-name="OOoFigureCaption"><draw:frame draw:style-name="fr20" draw:name="AOO41GS05_019" text:anchor-type="paragraph" svg:width="3.5902in" svg:height="1.0472in" draw:z-index="34"><draw:image xlink:href="Pictures/10000201000001790000006E61C67F33.png" xlink:type="simple" xlink:show="embed" xlink:actuate="onLoad"/></draw:frame>Figure <text:sequence text:ref-name="refFigure13" text:name="Figure" text:formula="ooow:Figure+1" style:num-format="1">14</text:sequence>. Creating a new sheet</text:p></draw:text-box></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igure_AOO41GS05_15" text:anchor-type="as-char" svg:width="6.0417in" draw:z-index="35"><draw:text-box fo:min-height="3.348in"><text:p text:style-name="OOoFigureCaption"><draw:frame draw:style-name="fr30" draw:name="AOO41GS05_020" text:anchor-type="as-char" svg:width="6.0417in" svg:height="3.0783in" draw:z-index="36"><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2">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igure_AOO41GS05_16" text:anchor-type="as-char" svg:width="3.0819in" draw:z-index="37"><draw:text-box fo:min-height="1.1181in"><text:p text:style-name="OOoFigureCaption"><draw:frame draw:style-name="fr31" draw:name="AOO41GS05_021" text:anchor-type="as-char" svg:width="3.0819in" svg:height="0.9291in" draw:z-index="38"><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2">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39">Select <text:span text:style-name="OOoMenuPath">Move/Copy Sheet</text:span> from the context menu.</text:p>
        </text:list-item>
        <text:list-item>
          <text:p text:style-name="P39">On the Move/Copy Sheet dialog (<text:sequence-ref text:reference-format="category-and-value" text:ref-name="refFigure16">Figure 17</text:sequence-ref>):</text:p>
        </text:list-item>
      </text:list>
      <text:list xml:id="list35552478" text:continue-list="list35551755"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span text:style-name="OOoMenuPath">Insert before:</text:span> select the position within the target document.</text:p>
            </text:list-item>
          </text:list>
        </text:list-item>
      </text:list>
      <text:list xml:id="list35569456" text:continue-list="list1189579886" text:style-name="OOoNum_20_123">
        <text:list-item>
          <text:p text:style-name="P40">When you are done, click <text:span text:style-name="OOoMenuPath">OK</text:span>.</text:p>
        </text:list-item>
      </text:list>
      <text:p text:style-name="OOoFigure"><text:soft-page-break/><draw:frame draw:style-name="fr5" draw:name="Figure_AOO41GS05_17" text:anchor-type="as-char" svg:width="3.6835in" draw:z-index="39"><draw:text-box fo:min-height="3.1417in"><text:p text:style-name="OOoFigureCaption"><draw:frame draw:style-name="fr25" draw:name="AOO41GS05_022" text:anchor-type="as-char" svg:width="3.6835in" svg:height="2.8846in" draw:z-index="40"><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AOO41GS05_023_dangersign" text:anchor-type="as-char" svg:y="-0.2634in" svg:width="0.4307in" svg:height="0.398in" draw:z-index="43"><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2">from the pop‑up menu, or cho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1">X</text:span><text:span text:style-name="T10">,</text:span> where <text:span text:style-name="T11">X</text:span> is a number.<text:span text:style-name="T7">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49">Right-click on a sheet tab and choose <text:span text:style-name="OOoMenuPath">Rename Sheet</text:span> from the pop-up menu; replace the existing name with a better one.</text:p>
        </text:list-item>
        <text:list-item>
          <text:p text:style-name="P44">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7">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7"> T</text:span>he heavier horizontal line between rows 3 and 14 and the heavier vertical line between columns C and H denote the frozen areas.<text:span text:style-name="T7">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29">Freezing single rows or columns</text:p>
      <text:list xml:id="list35552154" text:continue-list="list35549593" text:style-name="OOoNum_20_123">
        <text:list-item text:start-value="1">
          <text:p text:style-name="P41">Click on the header for the row below where you want the freeze or for the column to the right of where you want the freeze.</text:p>
        </text:list-item>
        <text:list-item>
          <text:p text:style-name="P39">Choose <text:span text:style-name="OOoMenuPath">Window &gt; Freeze</text:span><text:span text:style-name="OOoMenuPath"><text:span text:style-name="T14">.</text:span></text:span></text:p>
        </text:list-item>
        <text:list-item>
          <text:p text:style-name="P40"><text:span text:style-name="OOoDefault">A dark line appears, indicating where the freeze is put.</text:span></text:p>
        </text:list-item>
      </text:list>
      <text:p text:style-name="P29">Freezing a row and a column</text:p>
      <text:list xml:id="list35574503" text:continue-list="list35552154" text:style-name="OOoNum_20_123">
        <text:list-item text:start-value="1">
          <text:p text:style-name="P41">Click into the cell that is immediately below the row you want frozen and immediately to the right of the column you want frozen.</text:p>
        </text:list-item>
        <text:list-item>
          <text:p text:style-name="P39">Choose <text:span text:style-name="OOoMenuPath">Window &gt; Freeze</text:span><text:span text:style-name="OOoMenuPath"><text:span text:style-name="T14">.</text:span></text:span></text:p>
        </text:list-item>
        <text:list-item>
          <text:p text:style-name="P40">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16"><text:soft-page-break/><draw:frame draw:style-name="fr7" draw:name="Figure_AOO41GS05_18" text:anchor-type="as-char" svg:width="6.2583in" draw:z-index="44"><draw:text-box fo:min-height="3.2264in"><text:p text:style-name="Figure"><draw:frame draw:style-name="fr32" draw:name="AOO41GS05_024" text:anchor-type="as-char" svg:width="6.2583in" svg:height="2.9571in" draw:z-index="45"><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270516064" text:key1="Calc"/>splitting the screen<text:alphabetical-index-mark-end text:id="IMark270516064"/>.<text:span text:style-name="T7"> </text:span>The screen can be split either horizontally or vertically or both. You can therefore have up to four portions of the spreadsheet in view at any one time.</text:p>
      <text:p text:style-name="P7">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5"><draw:frame draw:style-name="fr12" draw:name="Figure_AOO41GS05_19" text:anchor-type="as-char" svg:y="-2.8799in" svg:width="2.5299in" draw:z-index="46"><draw:text-box fo:min-height="2.828in"><text:p text:style-name="OOoFigureCaption"><draw:frame draw:style-name="fr33" draw:name="AOO41GS05_025" text:anchor-type="as-char" svg:width="2.5299in" svg:height="2.5902in" draw:z-index="47"><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5562586" text:continue-list="list35574503"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4"><text:soft-page-break/><draw:frame draw:style-name="fr1" draw:name="Figure_AOO41GS05_20" text:anchor-type="as-char" svg:y="-1.2362in" svg:width="3.4126in" draw:z-index="50"><draw:text-box fo:min-height="1.2472in"><text:p text:style-name="P17"><draw:frame draw:style-name="fr20" draw:name="AOO41GS05_026" text:anchor-type="paragraph" svg:width="2.3138in" svg:height="1.0374in" draw:z-index="51"><draw:image xlink:href="Pictures/10000201000000F30000006D0DAAC90A.png" xlink:type="simple" xlink:show="embed" xlink:actuate="onLoad"/></draw:frame></text:p><text:p text:style-name="OOoFigureCaption">Figure <text:sequence text:ref-name="refFigure19" text:name="Figure" text:formula="ooow:Figure+1" style:num-format="1">20</text:sequence>. Split screen bar on vertical scroll bar</text:p></draw:text-box></draw:frame></text:p>
      <text:list xml:id="list35550263"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25"><draw:frame draw:style-name="fr9" draw:name="Figure_AOO41GS05_21" text:anchor-type="as-char" svg:width="2.2256in" draw:z-index="52"><draw:text-box fo:min-height="1.7256in"><text:p text:style-name="P18"><draw:frame draw:style-name="fr34" draw:name="AOO41GS05_027_VerticalSplitRulerwithCursor" text:anchor-type="as-char" svg:width="0.5425in" svg:height="1.2717in" draw:z-index="53"><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5560091"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7"> Thus,</text:span>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5553023" text:continue-list="list35560091"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16"><draw:frame draw:style-name="fr9" draw:name="Figure_AOO41GS05_22" text:anchor-type="as-char" svg:width="3.0701in" draw:z-index="54"><draw:text-box fo:min-height="1.1665in"><text:p text:style-name="OOoFigureCaption"><draw:frame draw:style-name="fr20" draw:name="AOO41GS05_028" text:anchor-type="paragraph" svg:width="3.0374in" svg:height="0.8665in" draw:z-index="55"><draw:image xlink:href="Pictures/100002010000013F0000005B66F78D07.png" xlink:type="simple" xlink:show="embed" xlink:actuate="onLoad"/></draw:frame>Figure <text:sequence text:ref-name="refFigure21" text:name="Figure" text:formula="ooow:Figure+1" style:num-format="1">22</text:sequence>: Split bar on horizontal scroll bar</text:p></draw:text-box></draw:frame></text:p>
      <text:list xml:id="list35569389" text:continue-numbering="true" text:style-name="OOoNum_20_123">
        <text:list-item>
          <text:p text:style-name="OOoNum_20_123_20_Cont.">Move the mouse pointer over this line, and it turns into a line with two arrows.</text:p>
        </text:list-item>
        <text:list-item>
          <text:p text:style-name="OOoNum_20_123_20_Cont."><text:soft-page-break/>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5560668" text:continue-list="list35552478" text:style-name="OOoBullets_20_1">
        <text:list-item>
          <text:p text:style-name="OOoList_20_1_20_Cont.">Click on and drag the split lines back to their places at the ends of the scroll bars.</text:p>
        </text:list-item>
        <text:list-item>
          <text:p text:style-name="P46">Choose <text:span text:style-name="OOoMenuPath">Window &gt; Split</text:span> to remove all split lines at the same time.</text:p>
        </text:list-item>
      </text:list>
      <text:h text:style-name="OOoHeading_20_1" text:outline-level="2">Entering Data Using the Keyboard</text:h>
      <text:p text:style-name="P12">Most data entry in Calc can be accomplished using the keyboard.</text:p>
      <text:h text:style-name="OOoHeading_20_2" text:outline-level="3">Entering <text:alphabetical-index-mark-start text:id="IMark270560328" text:key1="data entry, Calc"/>Numbers<text:alphabetical-index-mark-end text:id="IMark270560328"/></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beginning</text:span> with 0 is entered in to a cell, Calc will drop the 0 (for example 01234 becomes 1234).</text:p>
          </table:table-cell>
        </table:table-row>
      </table:table>
      <text:p text:style-name="P16"><text:soft-page-break/><text:span text:style-name="OOoMenuPath"><text:span text:style-name="T9"><draw:frame draw:style-name="fr13" draw:name="Figure_AOO41GS05_23" text:anchor-type="as-char" svg:y="-1.8799in" svg:width="6.3098in" draw:z-index="56"><draw:text-box fo:min-height="4.4161in"><text:p text:style-name="OOoFigureCaption"><draw:frame draw:style-name="fr20" draw:name="AOO41GS05_029" text:anchor-type="paragraph" svg:width="6.3043in" svg:height="4.2189in" draw:z-index="57"><draw:image xlink:href="Pictures/1000020100000296000001BB297A4573.png" xlink:type="simple" xlink:show="embed" xlink:actuate="onLoad"/></draw:frame>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4">. In the Format Cells dialog (</text:span></text:span><text:span text:style-name="OOoMenuPath"><text:span text:style-name="T14"><text:sequence-ref text:reference-format="category-and-value" text:ref-name="refFigure22">Figure 23</text:sequence-ref></text:span></text:span><text:span text:style-name="OOoMenuPath"><text:span text:style-name="T14">), under </text:span></text:span><text:span text:style-name="OOoMenuPath"><text:span text:style-name="T13">Options</text:span></text:span><text:span text:style-name="OOoMenuPath"><text:span text:style-name="T9"> select the required number of </text:span></text:span><text:span text:style-name="OOoMenuPath"><text:span text:style-name="T13">Leading zeros.</text:span></text:span></text:p>
      <text:p text:style-name="OOoTextBody"><text:span text:style-name="OOoMenuPath"><text:span text:style-name="T9">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270566508" text:key1="data entry, Calc"/>Text<text:alphabetical-index-mark-end text:id="IMark270566508"/></text:h>
      <text:p text:style-name="OOoTextBody">Click in the cell and type the text. Text is left-aligned by default.</text:p>
      <text:h text:style-name="OOoHeading_20_2" text:outline-level="3">Entering <text:alphabetical-index-mark-start text:id="IMark270566604" text:key1="data entry, Calc"/>Numbers as Text<text:alphabetical-index-mark-end text:id="IMark270566604"/></text:h>
      <text:p text:style-name="P8">A number can be entered as text to preserve a leading zero by<text:span text:style-name="T7"> </text:span>entering an apostrophe before the number, like this: <text:span text:style-name="OOoKeyboardInput">'01481</text:span>.</text:p>
      <text:p text:style-name="P2">The data is now regarded as text by Calc and displayed exactly as entered. Typically,<text:span text:style-name="T7">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270567180" text:key1="data entry, Calc"/>Dates and Times<text:alphabetical-index-mark-end text:id="IMark270567180"/></text:h>
      <text:p text:style-name="OOoTextBody">Select the cell and type the date or time. You can separate the date elements with a slant (/) or a hyphen (–) or use text such as 10 Oct 20. Calc recognizes a variety of date formats.<text:span text:style-name="T7">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270599964"/>Automatic Changes<text:alphabetical-index-mark-end text:id="IMark270599964"/></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270600204"/>quotation marks<text:alphabetical-index-mark-end text:id="IMark270600204"/>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270600300"/>AutoInput<text:alphabetical-index-mark-end text:id="IMark270600300"/></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start text:id="IMark270600828" text:key1="data entry, Calc"/><text:alphabetical-index-mark text:string-value="Fill tool, Calc"/>Fill Tool<text:alphabetical-index-mark-end text:id="IMark270600828"/>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AOO41GS05_030_dangersign" text:anchor-type="as-char" svg:y="-0.2634in" svg:width="0.4307in" svg:height="0.398in" draw:z-index="58"><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igure_AOO41GS05_24" text:anchor-type="as-char" svg:width="4.9827in" draw:z-index="59"><draw:text-box fo:min-height="2.4673in"><text:p text:style-name="OOoFigureCaption"><draw:frame draw:style-name="fr25" draw:name="AOO41GS05_031" text:anchor-type="as-char" svg:width="4.9827in" svg:height="2.2181in" draw:z-index="60"><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270601068" text:key1="data entry, Calc"/>fill series<text:alphabetical-index-mark-end text:id="IMark270601068"/>.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igure_AOO41GS05_25" text:anchor-type="as-char" svg:width="6.6457in" draw:z-index="61"><draw:text-box fo:min-height="2.8772in"><text:p text:style-name="OOoFigureCaption"><draw:frame draw:style-name="fr25" draw:name="AOO41GS05_032" text:anchor-type="as-char" svg:width="6.6457in" svg:height="2.661in" draw:z-index="62"><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igure_AOO41GS05_26" text:anchor-type="as-char" svg:width="4.128in" draw:z-index="63"><draw:text-box fo:min-height="2.7398in"><text:p text:style-name="P30"><draw:frame draw:style-name="fr35" draw:name="AOO41GS05_033" text:anchor-type="as-char" svg:y="-2.5181in" svg:width="2.3646in" svg:height="2.5146in" draw:z-index="64"><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_5f_ListIntro">To define your own fill series:</text:p>
      <text:list xml:id="list35568445" text:continue-list="list35569389"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4"><draw:frame draw:style-name="fr14" draw:name="Figure_AOO41GS05_27" text:anchor-type="as-char" svg:width="6.6457in" draw:z-index="65"><draw:text-box fo:min-height="2.0134in"><text:p text:style-name="OOoFigureCaption"><draw:frame draw:style-name="fr36" draw:name="AOO41GS05_034" text:anchor-type="as-char" svg:y="-1.5252in" svg:width="6.6457in" svg:height="1.7764in" draw:z-index="66"><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4"> </text:span></text:span></text:p>
      <text:list xml:id="list35570822"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16"><text:span text:style-name="OOoMenuPath"><text:span text:style-name="T14"><draw:frame draw:style-name="fr14" draw:name="Figure_AOO41GS05_28" text:anchor-type="as-char" svg:width="6.5638in" draw:z-index="67"><draw:text-box fo:min-height="2.3374in"><text:p text:style-name="OOoFigureCaption"><draw:frame draw:style-name="fr37" draw:name="AOO41GS05_035" text:anchor-type="as-char" svg:width="6.5638in" svg:height="2.0783in" draw:z-index="68"><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AOO41GS05_036" text:anchor-type="paragraph" svg:x="5.3591in" svg:y="0.0882in" svg:width="1.3189in" svg:height="2.5917in" draw:z-index="1"><draw:image xlink:href="Pictures/10000201000000A40000014192F44D7A.png" xlink:type="simple" xlink:show="embed" xlink:actuate="onLoad"/></draw:frame>Using <text:alphabetical-index-mark-start text:id="IMark270606816" text:key1="data entry, Calc"/><text:alphabetical-index-mark text:string-value="selection lists, Calc"/>Selection Lists<text:alphabetical-index-mark-end text:id="IMark270606816"/></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Calc"/><text:alphabetical-index-mark text:string-value="validating cell contents" text:key1="data entry, Calc"/>Validating Cell Contents</text:h>
      <text:p text:style-name="P8">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2"><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 of the cell. Click in the cell to select it, and then press the </text:span></text:span><text:span text:style-name="OOoKeystroke"><text:span text:style-name="T1">Backspace</text:span></text:span><text:span text:style-name="OOoDefault"><text:span text:style-name="T1"> key.</text:span></text:span></text:p>
      <text:p text:style-name="OOoDefinitionTerm"><text:span text:style-name="OOoDefault"><text:span text:style-name="T16">Removing data and formatting</text:span></text:span></text:p>
      <text:p text:style-name="OOoDefinition"><text:span text:style-name="OOoDefault"><text:span text:style-name="T1">The data and the formatting can be removed from a cell at the same time. Press the </text:span></text:span><text:span text:style-name="OOoKeystroke"><text:span text:style-name="T1">Delete</text:span></text:span><text:span text:style-name="OOoDefault"><text:span text:style-name="T1"> key (or right-click and choose </text:span></text:span><text:span text:style-name="OOoMenuPath">Delete Contents</text:span><text:span text:style-name="OOoDefault"><text:span text:style-name="T1">, or use </text:span></text:span><text:span text:style-name="OOoMenuPath">Edit &gt; Delete Contents</text:span><text:span text:style-name="OOoDefault"><text:span text:style-name="T1">) to open the </text:span></text:span><text:span text:style-name="OOoMenuPath"><text:span text:style-name="T1">Delete Contents</text:span></text:span><text:span text:style-name="OOoDefault"><text:span text:style-name="T1"> dialog. From this dialog, the different aspects of the cell can be deleted. To delete everything in a cell (contents and format), check </text:span></text:span><text:span text:style-name="OOoMenuPath"><text:span text:style-name="T1">Delete all</text:span></text:span><text:span text:style-name="OOoDefault"><text:span text:style-name="T1">.</text:span></text:span></text:p>
      <text:p text:style-name="P26"><text:span text:style-name="OOoDefault"><text:span text:style-name="T1"><draw:frame draw:style-name="fr14" draw:name="Figure_AOO41GS05_29" text:anchor-type="as-char" svg:width="4.2634in" draw:z-index="69"><draw:text-box fo:min-height="3.1173in"><text:p text:style-name="OOoFigureCaption"><draw:frame draw:style-name="fr21" draw:name="AOO41GS05_037" text:anchor-type="as-char" svg:width="4.2634in" svg:height="2.9in" draw:z-index="70"><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tents of cell without removing all the contents, for example if the phrase “See Dick run” is in a cell, and it needs to be changed to “See Dick run fast.” It is often useful to do this without deleting the old cell contents first.</text:span></text:p>
      <text:p text:style-name="P1">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ropriate cell, press the </text:span><text:span text:style-name="OOoKeystroke"><text:span text:style-name="T1">F2</text:span></text:span><text:span text:style-name="OOoDefault"><text:span text:style-name="T1">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1"> tab of the </text:span></text:span><text:span text:style-name="T1">Sidebar</text:span><text:span text:style-name="OOoDefault"><text:span text:style-name="T1"> also contains panels for </text:span></text:span><text:span text:style-name="OOoStrongEmphasis">Text</text:span><text:span text:style-name="OOoDefault"><text:span text:style-name="T1"> properties, </text:span></text:span><text:span text:style-name="OOoStrongEmphasis">Alignment</text:span><text:span text:style-name="OOoDefault"><text:span text:style-name="T1">, </text:span></text:span><text:span text:style-name="OOoStrongEmphasis">Cell Appearance</text:span><text:span text:style-name="OOoDefault"><text:span text:style-name="T1">, and </text:span></text:span><text:span text:style-name="OOoStrongEmphasis">Number Format</text:span><text:span text:style-name="OOoDefault"><text:span text:style-name="T1">. For more control and extra options, click the More Options icon at the right edge of the </text:span></text:span><text:span text:style-name="T1">Sidebar</text:span><text:span text:style-name="OOoDefault"><text:span text:style-name="T1"> panel titles or select the appropriate cell or cells, right-click on it, and select </text:span></text:span><text:span text:style-name="OOoMenuPath"><text:span text:style-name="T1">Format Cells</text:span></text:span><text:span text:style-name="OOoDefault"><text:span text:style-name="T1">.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 using automatic wrapping or manual line breaks. Each method is useful for different situations.</text:span></text:span></text:p>
      <text:h text:style-name="OOoHeading_20_3" text:outline-level="4"><text:span text:style-name="OOoDefault"><text:span text:style-name="T18">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mat Cells</text:span></text:span><text:span text:style-name="T1"> (or choose </text:span><text:span text:style-name="OOoMenuPath"><text:span text:style-name="T1">Format &gt; Cells</text:span></text:span><text:span text:style-name="T1"> from the menu bar, or press </text:span><text:span text:style-name="OOoKeystroke">Ctrl+1</text:span><text:span text:style-name="T1">).</text:span><text:span text:style-name="OOoDefault"><text:span text:style-name="T1"> On the </text:span></text:span><text:span text:style-name="OOoEmphasis">Alignment</text:span><text:span text:style-name="OOoMenuPath"><text:span text:style-name="T1"> </text:span></text:span><text:span text:style-name="OOoDefault"><text:span text:style-name="T1">tab (</text:span></text:span><text:span text:style-name="OOoDefault"><text:span text:style-name="T1"><text:sequence-ref text:reference-format="category-and-value" text:ref-name="refFigure29">Figure 30</text:sequence-ref></text:span></text:span><text:span text:style-name="OOoDefault"><text:span text:style-name="T1">), under Properties, select </text:span></text:span><text:span text:style-name="OOoMenuPath">Wrap text automatically </text:span><text:span text:style-name="OOoMenuPath"><text:span text:style-name="T14">and click </text:span></text:span><text:span text:style-name="OOoMenuPath"><text:span text:style-name="T5">OK</text:span></text:span><text:span text:style-name="OOoDefault"><text:span text:style-name="T1">.</text:span></text:span><text:span text:style-name="OOoDefault"><text:span text:style-name="T1"> This setting is also a</text:span></text:span><text:span text:style-name="OOoDefault"><text:span text:style-name="T1">vailable on the </text:span></text:span><text:span text:style-name="OOoStrongEmphasis">Alignment</text:span><text:span text:style-name="OOoDefault"><text:span text:style-name="T1"> panel of the </text:span></text:span><text:span text:style-name="OOoStrongEmphasis">Properties</text:span><text:span text:style-name="OOoDefault"><text:span text:style-name="T1"> deck of the Sidebar.</text:span></text:span><text:span text:style-name="OOoDefault"><text:span text:style-name="T1"> The results are shown in </text:span></text:span><text:span text:style-name="OOoDefault"><text:span text:style-name="T1"><text:sequence-ref text:reference-format="category-and-value" text:ref-name="refFigure30">Figure 31</text:sequence-ref></text:span></text:span><text:span text:style-name="OOoDefault"><text:span text:style-name="T1"> alongside examples of text that overflows into neighboring empty cells or whose display is truncated </text:span></text:span><text:span text:style-name="OOoDefault"><text:span text:style-name="T1">because the cell does not have text wrapping turned on</text:span></text:span><text:span text:style-name="OOoDefault"><text:span text:style-name="T1">.</text:span></text:span></text:p>
      <text:p text:style-name="P16"><text:soft-page-break/><draw:frame draw:style-name="fr16" draw:name="Figure_AOO41GS05_30" text:anchor-type="as-char" svg:y="-3.7409in" svg:width="5.9335in" draw:z-index="71"><draw:text-box fo:min-height="3.9252in"><text:p text:style-name="OOoFigureCaption"><draw:frame draw:style-name="fr20" draw:name="AOO41GS05_038" text:anchor-type="paragraph" svg:width="5.9335in" svg:height="3.9374in" draw:z-index="72"><draw:image xlink:href="Pictures/100002010000031100000209C5E0A268.png" xlink:type="simple" xlink:show="embed" xlink:actuate="onLoad"/></draw:frame>Figure <text:sequence text:ref-name="refFigure29" text:name="Figure" text:formula="ooow:Figure+1" style:num-format="1">30</text:sequence>: Format Cells &gt; Alignment dialog</text:p></draw:text-box></draw:frame></text:p>
      <text:p text:style-name="P16"><text:span text:style-name="OOoDefault"><text:span text:style-name="T1"><draw:frame draw:style-name="fr14" draw:name="Figure_AOO41GS05_31" text:anchor-type="as-char" svg:width="5.8252in" draw:z-index="73"><draw:text-box fo:min-height="1.4209in"><text:p text:style-name="OOoFigureCaption"><draw:frame draw:style-name="fr20" draw:name="AOO41GS05_039" text:anchor-type="paragraph" svg:width="5.7602in" svg:height="1.2957in" draw:z-index="74"><draw:image xlink:href="Pictures/100000000000025600000082AF3D3DFC.png" xlink:type="simple" xlink:show="embed" xlink:actuate="onLoad"/></draw:frame>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8">Using Manual Line Breaks</text:span></text:span></text:h>
      <text:p text:style-name="P8"><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Figure"><text:span text:style-name="OOoDefault"><text:s/></text:span><text:span text:style-name="OOoDefault"><draw:frame draw:style-name="fr17" draw:name="Figure_AOO41GS05_32" text:anchor-type="as-char" svg:width="4.7102in" draw:z-index="75"><draw:text-box fo:min-height="1.1528in"><text:p text:style-name="OOoFigureCaption"><draw:frame draw:style-name="fr39" draw:name="AOO41GS05_040" text:anchor-type="paragraph" svg:x="-0.0008in" svg:y="0.0161in" svg:width="4.6457in" svg:height="1.0071in" draw:z-index="76"><draw:image xlink:href="Pictures/100000000000029D00000091F977F489.png" xlink:type="simple" xlink:show="embed" xlink:actuate="onLoad"/></draw:frame>Figure <text:sequence text:ref-name="refFigure31" text:name="Figure" text:formula="ooow:Figure+1" style:num-format="1">32</text:sequence>: Cell with manual line breaks</text:p></draw:text-box></draw:frame></text:span></text:p>
      <text:h text:style-name="OOoHeading_20_2" text:outline-level="3">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equence-ref text:reference-format="category-and-value" text:ref-name="refFigure32">Figure 33</text:sequence-ref><text:soft-page-break/> shows the results in the top left cell along with other cells in the default font size demonstrating text overflow or truncation.</text:p>
      <text:p text:style-name="P16"><draw:frame draw:style-name="fr17" draw:name="Figure_AOO41GS05_33" text:anchor-type="as-char" svg:width="4.872in" draw:z-index="77"><draw:text-box fo:min-height="0.9091in"><text:p text:style-name="OOoFigureCaption"><draw:frame draw:style-name="fr20" draw:name="AOO41GS05_041" text:anchor-type="paragraph" svg:width="4.8193in" svg:height="0.722in" draw:z-index="78"><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19">Formatting Numbers</text:span></text:span><text:bookmark-end text:name="__RefHeading__3556_2086952102"/></text:h>
      <text:p text:style-name="OOoTextBody_5f_ListIntro"><text:span text:style-name="T1">Several number formats can be applied to cells by using icons on the Formatting toolbar. Select the cell, then click the relevant icon. Not all the icons in the figure are visible by default. Icons can be added or removed from the toolbar as explained in the </text:span>Customizing toolbars section of Chapter 1 (Introducing Apache OpenOffice).</text:p>
      <text:p text:style-name="OOoFigure"><draw:frame draw:style-name="fr17" draw:name="Figure_AOO41GS05_34" text:anchor-type="as-char" svg:width="4.0866in" draw:z-index="79"><draw:text-box fo:min-height="1.0846in"><text:p text:style-name="P30"><draw:frame draw:style-name="fr40" draw:name="AOO41GS05_042" text:anchor-type="as-char" svg:width="2.3811in" svg:height="0.4791in" draw:z-index="80"><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For more control or to select other number formats, use the </text:span><text:span text:style-name="OOoEmphasis">Numbers</text:span><text:span text:style-name="T1"> tab (</text:span><text:span text:style-name="T1"><text:sequence-ref text:reference-format="category-and-value" text:ref-name="refFigure34">Figure 35</text:sequence-ref></text:span><text:span text:style-name="T1">) of the Format Cells dialog:</text:span></text:p>
      <text:list xml:id="list229655496" text:style-name="OOoBullets_20_1">
        <text:list-item>
          <text:p text:style-name="P47">Apply any of the data types in the Category list to the data.</text:p>
        </text:list-item>
      </text:list>
      <text:list xml:id="list35559187" text:continue-list="list35560668" text:style-name="OOoBullets_20_1">
        <text:list-item>
          <text:p text:style-name="P50">Control the number of decimal places and leading zeros.</text:p>
        </text:list-item>
        <text:list-item>
          <text:p text:style-name="P45">Enter a custom format code.</text:p>
        </text:list-item>
      </text:list>
      <text:p text:style-name="P1">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p text:style-name="OOoFigure"><text:span text:style-name="OOoDefault"><text:span text:style-name="T6"/></text:span></text:p>
      <text:p text:style-name="OOoFigure"><text:soft-page-break/><text:span text:style-name="OOoDefault"><text:span text:style-name="T6"><draw:frame draw:style-name="fr6" draw:name="Figure_AOO41GS05_35" text:anchor-type="as-char" svg:y="-3.6374in" svg:width="6.6118in" draw:z-index="81"><draw:text-box fo:min-height="3.9783in"><text:p text:style-name="Figure"><draw:frame draw:style-name="fr41" draw:name="AOO41GS05_043" text:anchor-type="paragraph" svg:width="6.4953in" svg:height="3.6398in" style:rel-height="scale" draw:z-index="82"><draw:image xlink:href="Pictures/1000000000000252000001DE2787AD3C.png" xlink:type="simple" xlink:show="embed" xlink:actuate="onLoad"/></draw:frame>Figure <text:sequence text:ref-name="refFigure34" text:name="Figure" text:formula="ooow:Figure+1" style:num-format="1">35</text:sequence>: Format Cells &gt; Numbers</text:p></draw:text-box></draw:frame></text:span></text:span></text:p>
      <text:h text:style-name="OOoHeading_20_2" text:outline-level="3">Formatting the Font</text:h>
      <text:p text:style-name="OOoTextBody"><text:span text:style-name="T1">To quickly choose the font used in a cell, select the cell, then click the arrow next to the Font Name box</text:span><text:span text:style-name="T1"> on the </text:span><text:span text:style-name="T1">Sidebar</text:span><text:span text:style-name="T1"> or</text:span><text:span text:style-name="T1">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1"><draw:frame draw:style-name="fr42" draw:name="AOO41GS05_044_FontColor" text:anchor-type="paragraph" svg:x="4.9236in" svg:y="0.0161in" svg:width="1.7862in" svg:height="2.5827in" draw:z-index="2"><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1">To choose a font color, click the arrow next to the Font Color icon to display a color palette. Click on the required color.</text:p>
      <text:p text:style-name="OOoTextBody"><text:span text:style-name="T1">(To define custom colors, use </text:span><text:span text:style-name="OOoMenuPath">Tools &gt; Options &gt; OpenOffice &gt; Colors</text:span><text:span text:style-name="T1">. See Chapter 11.)</text:span></text:p>
      <text:p text:style-name="OOoTextBody"><text:span text:style-name="T1">All the formatting options just discussed are also available in the </text:span><text:span text:style-name="OOoStrongEmphasis">Text </text:span><text:span text:style-name="T1">panel of the </text:span><text:span text:style-name="OOoStrongEmphasis">Properties</text:span><text:span text:style-name="T1"> deck of the Sidebar.</text:span></text:p>
      <text:p text:style-name="P8"><text:span text:style-name="T1">To specify the language of the cell (useful because it allows different languages to exist in the same document and be spell-checked correctly), use the </text:span><text:span text:style-name="OOoEmphasis">Font</text:span><text:span text:style-name="T1"> tab of the Format Cells dialog. Use the </text:span><text:span text:style-name="OOoEmphasis">Font Effects</text:span><text:span text:style-name="T1"> tab to set other font characteristics. See Chapter 4 (Using Styles and Templates in Calc) of the </text:span><text:span text:style-name="OOoEmphasis">Calc Guide</text:span><text:span text:style-name="T1"> for more information.</text:span></text:p>
      <text:h text:style-name="P35" text:outline-level="3"><text:soft-page-break/>Formatting the Cell Borders</text:h>
      <text:p text:style-name="P1">To add a border to a cell (or group of selected cells) click on the Borders icon on the formatting toolbar, and select one of the border options displayed in the palette.</text:p>
      <text:p text:style-name="P1">To quickly choose a line style and color for the borders of a cell, click the small arrows next to the Line Style and Line Color icons on the Formatting toolbar. In each case, a palette of choices is displayed.</text:p>
      <text:p text:style-name="OOoTextBody"><text:span text:style-name="T1">Icons for the </text:span><text:span text:style-name="T1">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For more controls, including the spacing between the cell borders and the text, use the </text:span><text:span text:style-name="OOoEmphasis">Borders</text:span><text:span text:style-name="T1"> tab of the Format Cells dialog.</text:span><text:span text:style-name="T1"> The same dialog can be reached through the </text:span><text:span text:style-name="OOoEmphasis">More Options</text:span><text:span text:style-name="T1"> button in the line style</text:span><text:span text:style-name="T1"> list in the Sidebar.</text:span><text:span text:style-name="T1"> There you can also define a shadow. See Chapter 4 (Using Styles and Templates in Calc) of the </text:span><text:span text:style-name="OOoEmphasis">Calc Guide</text:span><text:span text:style-name="T1">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1">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To define custom colors, use </text:span><text:span text:style-name="OOoMenuPath">Tools &gt; Options &gt; OpenOffice &gt; Colors</text:span><text:span text:style-name="T1">. See Chapter 11 for more information.)</text:span></text:p>
      <text:p text:style-name="OOoTextBody"><text:span text:style-name="T1">You can also use the </text:span><text:span text:style-name="OOoEmphasis">Background</text:span><text:span text:style-name="T1"> tab of the Format Cells dialog. See Chapter 4 (Using Styles and Templates in Calc) of the </text:span><text:span text:style-name="OOoEmphasis">Calc Guide</text:span><text:span text:style-name="T1"> for details.</text:span></text:p>
      <text:h text:style-name="OOoHeading_20_1" text:outline-level="2">Auto-formatting Cells and Sheets</text:h>
      <text:p text:style-name="OOoTextBody_5f_ListIntro">You can use the <text:alphabetical-index-mark-start text:id="IMark270720248" text:key1="formatting, Calc"/><text:alphabetical-index-mark-start text:id="IMark270720296" text:key1="Calc"/>AutoFormat<text:alphabetical-index-mark-end text:id="IMark270720296"/><text:alphabetical-index-mark-end text:id="IMark270720248"/><text:alphabetical-index-mark text:string-value="AutoFormat, Calc"/> feature to quickly apply a set of cell formats to a sheet or a selected cell range.</text:p>
      <text:list xml:id="list35570972" text:continue-list="list35570822"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7" draw:name="Figure_AOO41GS05_36" text:anchor-type="as-char" svg:width="6.6846in" draw:z-index="48"><draw:text-box fo:min-height="3.6783in"><text:p text:style-name="OOoFigureCaption"><draw:frame draw:style-name="fr43" draw:name="AOO41GS05_045" text:anchor-type="as-char" svg:width="6.6846in" svg:height="3.4091in" draw:z-index="49"><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5568538"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5571259" text:continue-list="list35568538"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270729424" text:key1="Calc"/><text:alphabetical-index-mark-start text:id="IMark270729472" text:key1="formatting, Calc"/>Themes<text:alphabetical-index-mark-end text:id="IMark270729472"/><text:alphabetical-index-mark-end text:id="IMark270729424"/></text:h>
      <text:p text:style-name="P12">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35573211" text:continue-list="list35571259"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8" draw:name="Figure_AOO41GS05_37" text:anchor-type="as-char" svg:width="2.5118in" draw:z-index="41"><draw:text-box fo:min-height="0.6472in"><text:p text:style-name="FigureCaption"><draw:frame draw:style-name="fr20" draw:name="AOO41GS05_046" text:anchor-type="paragraph" svg:width="2.5118in" svg:height="0.6091in" draw:z-index="42"><draw:image xlink:href="Pictures/100002010000010800000040FBF937EE.png" xlink:type="simple" xlink:show="embed" xlink:actuate="onLoad"/></draw:frame>Figure <text:sequence text:ref-name="refFigure36" text:name="Figure" text:formula="ooow:Figure+1" style:num-format="1">37</text:sequence>: Tools toolbar with the Choose Themes icon highlighted</text:p></draw:text-box></draw:frame></text:p>
      <text:list xml:id="list35564405" text:continue-numbering="true" text:style-name="OOoNum_20_123">
        <text:list-item>
          <text:p text:style-name="P39">In the Theme Selection dialog, select the theme that you want to apply to the spreadsheet. As soon as you select a theme, some properties of the custom styles are applied to the open spreadsheet and are immediately visible.</text:p>
        </text:list-item>
        <text:list-item>
          <text:p text:style-name="P40">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270725468"/>Conditional Formatting<text:alphabetical-index-mark-end text:id="IMark270725468"/></text:h>
      <text:p text:style-name="P12">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text:key1="Calc"/><text:alphabetical-index-mark text:string-value="hiding and showing data, Calc"/>Hiding and Showing Data</text:h>
      <text:p text:style-name="P8">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igure_AOO41GS05_38" text:anchor-type="as-char" svg:width="5.9728in" draw:z-index="83"><draw:text-box fo:min-height="2.552in"><text:p text:style-name="OOoFigureCaption"><draw:frame draw:style-name="fr44" draw:name="AOO41GS05_047" text:anchor-type="as-char" svg:width="5.9728in" svg:height="2.3429in" draw:z-index="84"><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Calc"/><text:alphabetical-index-mark text:string-value="outline group controls" text:key1="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2">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26"><draw:frame draw:style-name="fr5" draw:name="Figure_AOO41GS05_39" text:anchor-type="as-char" svg:width="3.5346in" draw:z-index="85"><draw:text-box fo:min-height="2.2528in"><text:p text:style-name="OOoFigureCaption"><draw:frame draw:style-name="fr45" draw:name="AOO41GS05_048" text:anchor-type="as-char" svg:y="-1.9339in" svg:width="3.5346in" svg:height="2.0126in" draw:z-index="86"><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text:key1="Calc"/><text:alphabetical-index-mark text:string-value="filtering visible cells, 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0">Sort</text:span></text:span><text:span text:style-name="OOoMenuPath"> </text:span><text:span text:style-name="T14">to open the Sort dialog (or click the</text:span><text:span text:style-name="OOoMenuPath"> Sort Ascending </text:span><text:span text:style-name="T14">or</text:span><text:span text:style-name="OOoMenuPath"> Sort Descending </text:span><text:span text:style-name="T14">toolbar buttons)</text:span><text:span text:style-name="T14">.</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6">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2">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3">All of these options are further discussed in Chapter 9 in the <text:span text:style-name="OOoEmphasis">Calc Guide</text:span>.</text:p>
      <text:h text:style-name="P51" text:outline-level="2">Printing</text:h>
      <text:p text:style-name="P1">Printing from Calc is much the same as <text:alphabetical-index-mark-start text:id="IMark270799836" text:key1="Calc"/>printing<text:alphabetical-index-mark-end text:id="IMark270799836"/><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43" text:outline-level="4">Defining a Print Range</text:h>
      <text:p text:style-name="OOoTextBody_5f_ListIntro">To define a new print range or modify an existing print range:</text:p>
      <text:list xml:id="list35566730" text:continue-list="list35564405"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4">.</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8">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5550840" text:continue-list="list35566730"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8">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4">.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5557969" text:continue-list="list35550840"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igure_AOO41GS05_40" text:anchor-type="as-char" svg:width="6.2575in" draw:z-index="0"><draw:text-box fo:min-height="4.4063in"><text:p text:style-name="OOoFigureCaption"><draw:frame draw:style-name="fr46" draw:name="AOO41GS05_049" text:anchor-type="as-char" svg:y="-3.9402in" svg:width="6.2575in" svg:height="4.2118in" draw:z-index="0"><draw:image xlink:href="Pictures/1000000000000252000001DEB7C3AF3A.png" xlink:type="simple" xlink:show="embed" xlink:actuate="onLoad"/></draw:frame></text:p><text:p text:style-name="OOoFigureCaption">Figure <text:sequence text:ref-name="refFigure39" text:name="Figure" text:formula="ooow:Figure+1" style:num-format="1"/>.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2"><draw:frame draw:style-name="fr47" draw:name="AOO41GS05_050_TopToBottom" text:anchor-type="as-char" svg:width="0.9583in" svg:height="0.698in" draw:z-index="0"><draw:image xlink:href="Pictures/100000000000005C00000043AC9B4969.png" xlink:type="simple" xlink:show="embed" xlink:actuate="onLoad"/></draw:frame></text:p>
          </table:table-cell>
          <table:table-cell table:style-name="Table68.A1" office:value-type="string">
            <text:p text:style-name="P31">Left to right, then down</text:p>
          </table:table-cell>
          <table:table-cell table:style-name="Table68.D1" office:value-type="string">
            <text:p text:style-name="P22"><draw:frame draw:style-name="fr48" draw:name="AOO41GS05_051_LeftToRight" text:anchor-type="as-char" svg:width="0.9583in" svg:height="0.698in" draw:z-index="0"><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5549162" text:continue-list="list35559187"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5553825" text:continue-list="list35549162"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270756712" text:key1="printing"/>Rows or Columns on Every Page<text:alphabetical-index-mark-end text:id="IMark270756712"/></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5573831" text:continue-list="list35557969" text:style-name="OOoNum_20_123">
        <text:list-item text:start-value="1">
          <text:p text:style-name="OOoNum_20_123_20_Start">Choose <text:span text:style-name="OOoMenuPath">Format &gt; Print Ranges &gt; Edit</text:span><text:span text:style-name="OOoMenuPath"><text:span text:style-name="T14">.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 none – to – user</text:span><text:span text:style-name="OOoStrongEmphasis"> defined -</text:span>.</text:p>
        </text:list-item>
        <text:list-item>
          <text:p text:style-name="P39">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 – none – changes</text:span> to – user<text:span text:style-name="OOoStrongEmphasis"> defined -</text:span><text:span text:style-name="OOoDefault">.</text:span></text:p>
        </text:list-item>
        <text:list-item>
          <text:p text:style-name="P40">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Figure_AOO41GS05_41_editprintrangesdialog" text:anchor-type="as-char" svg:width="6.6063in" draw:z-index="0"><draw:text-box fo:min-height="2.2744in"><text:p text:style-name="OOoFigureCaption"><draw:frame draw:style-name="fr25" draw:name="AOO41GS05_052" text:anchor-type="as-char" svg:width="6.6063in" svg:height="2.0543in" draw:z-index="0"><draw:image xlink:href="Pictures/10000000000002BD000000DA713E298A.png" xlink:type="simple" xlink:show="embed" xlink:actuate="onLoad"/></draw:frame></text:p><text:p text:style-name="OOoFigureCaption">Figure <text:sequence text:ref-name="refFigure40" text:name="Figure" text:formula="ooow:Figure+1" style:num-format="1"/>: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2">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35555123" text:continue-list="list35573831"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8">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8">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5565413" text:continue-list="list35555123"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2"><text:alphabetical-index-mark text:string-value="headers and footers, Calc" text:key1="printing"/><text:alphabetical-index-mark text:string-value="headers and footers, Calc"/>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5552582" text:continue-list="list35565413"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igure_AOO41GS05_42" text:anchor-type="as-char" svg:width="5.9882in" draw:z-index="0"><draw:text-box fo:min-height="3.611in"><text:p text:style-name="OOoFigureCaption"><draw:frame draw:style-name="fr49" draw:name="AOO41GS05_053" text:anchor-type="as-char" svg:width="5.9882in" svg:height="3.3508in" draw:z-index="0"><draw:image xlink:href="Pictures/1000000000000252000001DEE3D91236.png" xlink:type="simple" xlink:show="embed" xlink:actuate="onLoad"/></draw:frame></text:p><text:p text:style-name="OOoFigureCaption">Figure <text:sequence text:ref-name="refFigure41" text:name="Figure" text:formula="ooow:Figure+1" style:num-format="1"/>: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2">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2">.</text:span></text:p>
      <text:p text:style-name="P27"><draw:frame draw:style-name="fr7" draw:name="Figure_AOO41GS05_43" text:anchor-type="as-char" svg:width="5.9484in" draw:z-index="0"><draw:text-box fo:min-height="3.9638in"><text:p text:style-name="OOoFigureCaption"><draw:frame draw:style-name="fr50" draw:name="AOO41GS05_054" text:anchor-type="as-char" svg:width="5.9484in" svg:height="3.7244in" draw:z-index="0"><draw:image xlink:href="Pictures/1000000000000252000001DEBAFD35AB.png" xlink:type="simple" xlink:show="embed" xlink:actuate="onLoad"/></draw:frame></text:p><text:p text:style-name="OOoFigureCaption">Figure <text:sequence text:ref-name="refFigure42" text:name="Figure" text:formula="ooow:Figure+1" style:num-format="1"/>: Header/Footer Border/Background</text:p></draw:text-box></draw:frame></text:p>
      <text:h text:style-name="OOoHeading_20_3" text:outline-level="4">Setting the Contents of the Header or Footer</text:h>
      <text:p text:style-name="P13">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4">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26"><text:span text:style-name="OOoDefault"><draw:frame draw:style-name="fr7" draw:name="Figure_AOO41GS05_44" text:anchor-type="as-char" svg:width="6.6055in" draw:z-index="0"><draw:text-box fo:min-height="3.1929in"><text:p text:style-name="OOoFigureCaption"><draw:frame draw:style-name="fr51" draw:name="AOO41GS05_055" text:anchor-type="as-char" svg:width="6.6055in" svg:height="2.9984in" draw:z-index="0"><draw:image xlink:href="Pictures/10000000000002BD00000198E12128DA.png" xlink:type="simple" xlink:show="embed" xlink:actuate="onLoad"/></draw:frame></text:p><text:p text:style-name="OOoFigureCaption">Figure <text:sequence text:ref-name="refFigure43" text:name="Figure" text:formula="ooow:Figure+1" style:num-format="1"/>: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0"><draw:frame draw:style-name="fr52" draw:name="AOO41GS05_056_TextAttributesIcon" text:anchor-type="as-char" svg:y="-0.1874in" svg:width="0.3126in" svg:height="0.2484in" draw:z-index="0"><draw:image xlink:href="Pictures/100000000000001E00000018A47405AB.png" xlink:type="simple" xlink:show="embed" xlink:actuate="onLoad"/></draw:frame> Opens the Text Attributes dialog.</text:p>
      <text:p text:style-name="P20"><draw:frame draw:style-name="fr52" draw:name="AOO41GS05_057_TotalNumberPages" text:anchor-type="as-char" svg:y="-0.2228in" svg:width="0.3126in" svg:height="0.2484in" draw:z-index="0"><draw:image xlink:href="Pictures/100000000000001E0000001879479F74.png" xlink:type="simple" xlink:show="embed" xlink:actuate="onLoad"/></draw:frame> Inserts the total number of pages.</text:p>
      <text:p text:style-name="P21"><draw:frame draw:style-name="fr52" draw:name="AOO41GS05_058_InsertFileName" text:anchor-type="as-char" svg:y="-0.2429in" svg:width="0.3126in" svg:height="0.2484in" draw:z-index="0"><draw:image xlink:href="Pictures/100000000000001E00000018AB5E2C0C.png" xlink:type="simple" xlink:show="embed" xlink:actuate="onLoad"/></draw:frame> Inserts the File Name field.</text:p>
      <text:p text:style-name="P20"><draw:frame draw:style-name="fr52" draw:name="AOO41GS05_059_InsertDateField" text:anchor-type="as-char" svg:y="-0.2634in" svg:width="0.3126in" svg:height="0.2484in" draw:z-index="0"><draw:image xlink:href="Pictures/100000000000001E00000018E9E0B9EB.png" xlink:type="simple" xlink:show="embed" xlink:actuate="onLoad"/></draw:frame> Inserts the Date field.</text:p>
      <text:p text:style-name="P20"><draw:frame draw:style-name="fr52" draw:name="AOO41GS05_060_InsertSheetName" text:anchor-type="as-char" svg:y="-0.2835in" svg:width="0.3126in" svg:height="0.2484in" draw:z-index="0"><draw:image xlink:href="Pictures/100000000000001E000000189A141281.png" xlink:type="simple" xlink:show="embed" xlink:actuate="onLoad"/></draw:frame> Inserts the Sheet Name field.</text:p>
      <text:p text:style-name="P20"><draw:frame draw:style-name="fr52" draw:name="AOO41GS05_061_InsertTimeField" text:anchor-type="as-char" svg:y="-0.2465in" svg:width="0.3126in" svg:height="0.2484in" draw:z-index="0"><draw:image xlink:href="Pictures/100000000000001E000000183BF23057.png" xlink:type="simple" xlink:show="embed" xlink:actuate="onLoad"/></draw:frame> Inserts the Time field.</text:p>
      <text:p text:style-name="P34"><draw:frame draw:style-name="fr52" draw:name="AOO41GS05_062_InsertCurrentPageNumber" text:anchor-type="as-char" svg:y="-0.2252in" svg:width="0.3126in" svg:height="0.2484in" draw:z-index="0"><draw:image xlink:href="Pictures/100000000000001E0000001863F41D8D.png" xlink:type="simple" xlink:show="embed" xlink:actuate="onLoad"/></draw:frame> Inserts the current page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 Getting Started with Calc</text:chapter> | <text:page-number text:select-page="current">33</text:page-number></text:p>
      </style:footer>
      <style:footer-left>
        <text:p text:style-name="OOoFooter"><text:page-number text:select-page="current">34</text:page-number> | <text:chapter text:display="name" text:outline-level="1">Chapter 4 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08-11T15:32:44.81</dc:date>
    <dc:creator>Keith McKenna</dc:creator>
    <meta:editing-duration>PT23H56S</meta:editing-duration>
    <meta:editing-cycles>152</meta:editing-cycles>
    <meta:generator>OpenOffice/4.1.13$Win32 OpenOffice.org_project/4113m1$Build-9810</meta:generator>
    <meta:keyword>Version 4.1</meta:keyword>
    <dc:subject>Apache OpenOffice User Guides</dc:subject>
    <meta:document-statistic meta:table-count="24" meta:image-count="62" meta:object-count="0" meta:page-count="43" meta:paragraph-count="721" meta:word-count="11936" meta:character-count="65126"/>
    <meta:user-defined meta:name="Info 1"/>
    <meta:user-defined meta:name="Info 2"/>
    <meta:user-defined meta:name="Info 3"/>
    <meta:user-defined meta:name="Info 4"/>
    <meta:template xlink:type="simple" xlink:actuate="onRequest" xlink:title="AOOdoc" xlink:href="../../../../../AppData/Roaming/OpenOffice/4/user/template/AOOdoc.ott" meta:date="2022-08-11T12:20:30.32"/>
  </office:meta>
</office:document-meta>
</file>